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underline-style="none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Times New Roman"/>
    </style:style>
    <style:style style:name="T9" style:family="text">
      <style:text-properties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1_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acob Rothschild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26, 1897</text:p>
      <text:p text:style-name="P6">Month<text:tab/><text:tab/><text:tab/><text:tab/><text:tab/><text:tab/>January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Cawker City</text:p>
      <text:p text:style-name="P6">State<text:tab/><text:tab/><text:tab/><text:tab/><text:tab/><text:tab/>KS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OFFICE OF/</text:p>
      <text:p text:style-name="P2">JACOB ROTHSCHILD,/</text:p>
      <text:p text:style-name="P2">Wholesale and Retail Dealer in/</text:p>
      <text:p text:style-name="P2">CLOTHING/</text:p>
      <text:p text:style-name="P2">DRY GOODS,/</text:p>
      <text:p text:style-name="P2">BOOTS AND SHOES./</text:p>
      <text:p text:style-name="P2">GENT'S FUNISHING GOODS, &amp;C./</text:p>
      <text:p text:style-name="P3">Cawker City, Kans. January 26 1897./</text:p>
      <text:p text:style-name="P2">Rev. S. Morais/</text:p>
      <text:p text:style-name="P2"><text:tab/>Philadelphia./</text:p>
      <text:p text:style-name="P2">Most honored Sir:/</text:p>
      <text:p text:style-name="P2"><text:tab/>I would ask you to excuse me/ for not answering your very kind letters/ before this, which I assure you was against/ my own wish, however while in business hours/ it is so dificult[sic!] to do any <text:soft-page-break/>writing./</text:p>
      <text:p text:style-name="P2">I would thank you for your kind wishes/ sent me at the advent of <text:span text:style-name="T2">˴</text:span><text:span text:style-name="T3">Hanuchah,' and as/ they tell me it is never too late for same, I would/ wish you many happy returns of these festival days./ <text:s/>In reference to the books you was kind to/ examine, I would ask you to grant me/ the favor to accept any of these books, which/ would interest you, and the balance of the/</text:span></text:p>
      <text:p text:style-name="P2"><text:span text:style-name="T3"/></text:p>
      <text:p text:style-name="P2"><text:span text:style-name="T3">[Page 2]</text:span></text:p>
      <text:p text:style-name="P2"><text:span text:style-name="T3">hebrew books I would present to the </text:span><text:span text:style-name="T2">˶</text:span><text:span text:style-name="T3">Morais Library"/ NY. <text:s/>I suppose those different volums[sic!] on the/ scriptures are not of value to the Library, having/ sufficient of these on hand. <text:s/>I will try to procure/ the II volume of the Machzor, the book dealer in/ Stuttgart had only the I part./</text:span></text:p>
      <text:p text:style-name="P2"><text:span text:style-name="T3">Mr Kaufman has following books, which I/ could order if requested./</text:span></text:p>
      <text:p text:style-name="P2"><text:span text:style-name="T3">Maimonides: Mishnah Thoraka dad hachasaka/ Halach. <text:s/>Coex with Commentaries 4 vls. Amsterdam/ 1684. <text:s/></text:span><text:span text:style-name="T4">Sohar</text:span><text:span text:style-name="T5">. <text:s/>Simon Nochair, with Comm./ of Chemd Zewi, [?]. Amstd. 1786./</text:span></text:p>
      <text:p text:style-name="P4"><text:span text:style-name="T3">The Talmud</text:span><text:span text:style-name="T5"> with Commentarys[sic!]. <text:s/>Talmud Babli/ with Rashi. <text:s/>Tosephoth &amp; Rosh Comm. to Mishnah/ by Maimonides. <text:s/>12 volms Amsterdam 1720./</text:span></text:p>
      <text:p text:style-name="P4"><text:span text:style-name="T5">Hoping that you are in the enjoyment of/ good health, I remain Very Respectfully yours/ Jacob Rothschild/</text:span></text:p>
      <text:p text:style-name="P4"><text:span text:style-name="T5">P. S. Mr Valentin charged for the Almanac/ 7 shlgs which would be about $1.</text:span><text:span text:style-name="T8">50</text:span><text:span text:style-name="T9">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3:14:04.58</meta:creation-date>
    <meta:document-statistic meta:table-count="0" meta:image-count="0" meta:object-count="0" meta:page-count="3" meta:paragraph-count="81" meta:word-count="450" meta:character-count="2913"/>
    <dc:date>2012-01-09T13:32:53.83</dc:date>
    <dc:creator>Penn Libraries</dc:creator>
    <meta:editing-duration>PT00H02M39S</meta:editing-duration>
    <meta:editing-cycles>1</meta:editing-cycles>
    <meta:generator>OpenOffice.org/3.2$Win32 OpenOffice.org_project/320m12$Build-9483</meta:generator>
  </office:meta>
</office:document-meta>
</file>